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Times New Roman" svg:font-family="'Times New Roman', '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1016in"/>
    </style:style>
    <style:style style:name="co3" style:family="table-column">
      <style:table-column-properties fo:break-before="auto" style:column-width="4.3047in"/>
    </style:style>
    <style:style style:name="co4" style:family="table-column">
      <style:table-column-properties fo:break-before="auto" style:column-width="3.0626in"/>
    </style:style>
    <style:style style:name="ro2" style:family="table-row">
      <style:table-row-properties style:row-height="0.1736in" fo:break-before="auto" style:use-optimal-row-height="true"/>
    </style:style>
    <style:style style:name="ro3" style:family="table-row">
      <style:table-row-properties style:row-height="0.175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1866in" fo:break-before="auto" style:use-optimal-row-height="true"/>
    </style:style>
    <style:style style:name="ro7" style:family="table-row">
      <style:table-row-properties style:row-height="0.6409in" fo:break-before="auto" style:use-optimal-row-height="true"/>
    </style:style>
    <style:style style:name="ro8" style:family="table-row">
      <style:table-row-properties style:row-height="1.2457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1.5484in" fo:break-before="auto" style:use-optimal-row-height="true"/>
    </style:style>
    <style:style style:name="ro12" style:family="table-row">
      <style:table-row-properties style:row-height="2.0028in" fo:break-before="auto" style:use-optimal-row-height="true"/>
    </style:style>
    <style:style style:name="ro13" style:family="table-row">
      <style:table-row-properties style:row-height="0.9429in" fo:break-before="auto" style:use-optimal-row-height="true"/>
    </style:style>
    <style:style style:name="ro14" style:family="table-row">
      <style:table-row-properties style:row-height="0.4in" fo:break-before="auto" style:use-optimal-row-height="true"/>
    </style:style>
    <style:style style:name="ro15" style:family="table-row">
      <style:table-row-properties style:row-height="0.7472in" fo:break-before="auto" style:use-optimal-row-height="true"/>
    </style:style>
    <style:style style:name="ro16" style:family="table-row">
      <style:table-row-properties style:row-height="2.3055in" fo:break-before="auto" style:use-optimal-row-height="true"/>
    </style:style>
    <style:style style:name="ro17" style:family="table-row">
      <style:table-row-properties style:row-height="1.4598in" fo:break-before="auto" style:use-optimal-row-height="true"/>
    </style:style>
    <style:style style:name="ro18" style:family="table-row">
      <style:table-row-properties style:row-height="3.2138in" fo:break-before="auto" style:use-optimal-row-height="true"/>
    </style:style>
    <style:style style:name="ro19" style:family="table-row">
      <style:table-row-properties style:row-height="0.9465in" fo:break-before="auto" style:use-optimal-row-height="true"/>
    </style:style>
    <style:style style:name="ro20" style:family="table-row">
      <style:table-row-properties style:row-height="2.7646in" fo:break-before="auto" style:use-optimal-row-height="true"/>
    </style:style>
    <style:style style:name="ro21" style:family="table-row">
      <style:table-row-properties style:row-height="2.1547in" fo:break-before="auto" style:use-optimal-row-height="true"/>
    </style:style>
    <style:style style:name="ro22" style:family="table-row">
      <style:table-row-properties style:row-height="1.5555in" fo:break-before="auto" style:use-optimal-row-height="true"/>
    </style:style>
    <style:style style:name="ro23" style:family="table-row">
      <style:table-row-properties style:row-height="1.8516in" fo:break-before="auto" style:use-optimal-row-height="true"/>
    </style:style>
    <style:style style:name="ro24" style:family="table-row">
      <style:table-row-properties style:row-height="1.2992in" fo:break-before="auto" style:use-optimal-row-height="true"/>
    </style:style>
    <style:style style:name="ro25" style:family="table-row">
      <style:table-row-properties style:row-height="1.7in" fo:break-before="auto" style:use-optimal-row-height="true"/>
    </style:style>
    <style:style style:name="ro26" style:family="table-row">
      <style:table-row-properties style:row-height="3.6146in" fo:break-before="auto" style:use-optimal-row-height="true"/>
    </style:style>
    <style:style style:name="ro27" style:family="table-row">
      <style:table-row-properties style:row-height="1.3972in" fo:break-before="auto" style:use-optimal-row-height="true"/>
    </style:style>
    <style:style style:name="ro28" style:family="table-row">
      <style:table-row-properties style:row-height="9.321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wrap-option="wrap" fo:padding-bottom="0.0193in" fo:padding-left="0.0138in" fo:padding-right="0.0138in" fo:padding-top="0.0193in"/>
    </style:style>
    <style:style style:name="ce3" style:family="table-cell" style:parent-style-name="Default" style:data-style-name="N100">
      <style:table-cell-properties fo:wrap-option="wrap" fo:padding-bottom="0.0193in" fo:padding-left="0.0138in" fo:padding-right="0.0138in" fo:padding-top="0.0193in"/>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 style:family="table-cell" style:parent-style-name="Default" style:data-style-name="N100">
      <style:table-cell-properties fo:wrap-option="wrap"/>
      <style:text-properties style:font-name="Arial" style:font-name-asian="Arial Unicode MS1" style:font-name-complex="Arial Unicode MS1"/>
    </style:style>
    <style:style style:name="ce6" style:family="table-cell" style:parent-style-name="Default" style:data-style-name="N100">
      <style:table-cell-properties fo:wrap-option="wrap"/>
    </style:style>
    <style:style style:name="ce7" style:family="table-cell" style:parent-style-name="Default" style:data-style-name="N100">
      <style:table-cell-properties fo:wrap-option="wrap" fo:padding-bottom="0.0193in" fo:padding-left="0.0138in" fo:padding-right="0.0138in" fo:padding-top="0.0193in"/>
      <style:text-properties style:font-name="Arial Unicode MS" fo:font-size="10pt" fo:language="en" fo:country="US" style:font-name-asian="Arial Unicode MS" style:font-size-asian="8pt" style:language-asian="en" style:country-asian="US" style:font-name-complex="Arial Unicode MS" style:font-size-complex="4.59999990463257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fo:font-size="9.5pt" fo:language="en" fo:country="US" style:font-size-asian="9.5pt" style:language-asian="en" style:country-asian="US" style:font-size-complex="5.40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fo:language="en" fo:country="US" style:language-asian="en" style:country-asian="US" style:language-complex="en" style:country-complex="US"/>
    </style:style>
    <style:style style:name="ce10" style:family="table-cell" style:parent-style-name="Default" style:data-style-name="N100">
      <style:table-cell-properties fo:wrap-option="wrap"/>
      <style:text-properties fo:color="#000000" fo:font-size="10pt" fo:language="en" fo:country="US" style:font-size-asian="10pt" style:language-asian="en" style:country-asian="US" style:font-size-complex="10pt" style:language-complex="en" style:country-complex="US"/>
    </style:style>
    <style:style style:name="ce11" style:family="table-cell" style:parent-style-name="Default">
      <style:table-cell-properties fo:wrap-option="wrap"/>
      <style:text-properties fo:color="#000000"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00">
      <style:table-cell-properties fo:wrap-option="wrap"/>
      <style:text-properties fo:font-size="10pt" fo:language="en" fo:country="US" style:font-size-asian="8pt" style:language-asian="en" style:country-asian="US" style:font-size-complex="4.55000019073486pt" style:language-complex="en" style:country-complex="US"/>
    </style:style>
    <style:style style:name="ce13" style:family="table-cell" style:parent-style-name="Default" style:data-style-name="N100">
      <style:table-cell-properties fo:wrap-option="wrap" fo:padding-bottom="0.0193in" fo:padding-left="0.0138in" fo:padding-right="0.0138in" fo:padding-top="0.0193in"/>
      <style:text-properties fo:font-size="8pt" fo:language="en" fo:country="US" style:font-size-asian="8pt" style:language-asian="en" style:country-asian="US" style:font-size-complex="4.55000019073486pt" style:language-complex="en" style:country-complex="US"/>
    </style:style>
    <style:style style:name="T1" style:family="text">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T2" style:family="text">
      <style:text-properties style:font-name="Arial" style:font-name-asian="Arial Unicode MS1" style:font-name-complex="Arial Unicode MS1"/>
    </style:style>
    <style:style style:name="T3" style:family="text">
      <style:text-properties fo:color="#000000" style:text-line-through-style="none" style:font-name="Times New Roman" fo:font-size="10pt" style:text-underline-style="none" fo:font-weight="normal" style:font-name-asian="Times New Roman" style:font-size-asian="10pt" style:font-weight-asian="normal" style:font-name-complex="Times New Roman" style:font-size-complex="10pt"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sian="Arial Unicode MS1" style:font-name-complex="Arial Unicode MS1"/>
    </style:style>
    <style:style style:name="T7" style:family="text">
      <style:text-properties fo:font-weight="bold" style:font-name-asian="Arial Unicode MS1" style:font-weight-asian="bold" style:font-name-complex="Arial Unicode MS1" style:font-weight-complex="bold"/>
    </style:style>
    <style:style style:name="T8" style:family="text">
      <style:text-properties fo:font-weight="normal" style:font-name-asian="Arial Unicode MS1" style:font-weight-asian="normal" style:font-name-complex="Arial Unicode MS1" style:font-weight-complex="normal"/>
    </style:style>
    <style:style style:name="T9"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1"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size-asian="9.5pt" style:font-style-asian="normal" style:font-weight-asian="normal" style:font-size-complex="5.40000009536743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bold" style:font-size-asian="9.5pt" style:font-style-asian="normal" style:font-weight-asian="bold" style:font-size-complex="5.40000009536743pt" style:font-style-complex="normal" style:font-weight-complex="bold" style:text-emphasize="none" style:text-overline-style="none" style:text-overline-color="font-color"/>
    </style:style>
    <style:style style:name="T14"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5" style:family="text">
      <style:text-properties fo:font-size="10pt" style:font-size-asian="10pt" style:font-size-complex="10pt"/>
    </style:style>
    <style:style style:name="T16" style:family="text">
      <style:text-properties style:text-outline="false" style:text-line-through-style="none" style:font-name="Arial2" fo:font-style="normal" fo:text-shadow="none" style:text-underline-style="none" fo:font-weight="normal" style:font-name-asian="Arial2" style:font-size-asian="5.5pt" style:font-style-asian="normal" style:font-weight-asian="normal" style:font-name-complex="Arial2" style:font-size-complex="3.09999990463257pt" style:font-style-complex="normal" style:font-weight-complex="normal" style:text-emphasize="none" style:text-overline-style="none" style:text-overline-color="font-color"/>
    </style:style>
    <style:style style:name="T17" style:family="text">
      <style:text-properties fo:color="#000000" style:font-name="Times New Roman" fo:font-size="12pt" style:font-name-asian="Times New Roman" style:font-size-asian="12pt" style:font-name-complex="Times New Roman" style:font-size-complex="6.80000019073486pt"/>
    </style:style>
    <style:style style:name="T18" style:family="text">
      <style:text-properties fo:color="#000000" style:font-name="Times New Roman" fo:font-size="11.5pt" style:font-name-asian="Times New Roman" style:font-size-asian="11.5pt" style:font-name-complex="Times New Roman" style:font-size-complex="6.5pt"/>
    </style:style>
    <style:style style:name="T19" style:family="text">
      <style:text-properties fo:color="#000000" style:text-line-through-style="none" style:font-name="Times New Roman" fo:font-size="11.5pt" style:text-underline-style="none" style:font-name-asian="Times New Roman" style:font-size-asian="11.5pt" style:font-name-complex="Times New Roman" style:font-size-complex="6.5pt"/>
    </style:style>
    <style:style style:name="T20" style:family="text">
      <style:text-properties fo:font-size="12pt"/>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2">
          <table:table-cell table:style-name="Default" office:value-type="string">
            <text:p>Planetary information from Bhagavata Purana 5.21 (Canto 5, chapter 21).</text:p>
          </table:table-cell>
          <table:table-cell table:style-name="Default" table:number-columns-repeated="3"/>
        </table:table-row>
        <table:table-row table:style-name="ro2" table:number-rows-repeated="3">
          <table:table-cell table:style-name="Default" table:number-columns-repeated="4"/>
        </table:table-row>
        <table:table-row table:style-name="ro3">
          <table:table-cell table:style-name="ce1" office:value-type="string">
            <text:p>Reference:</text:p>
          </table:table-cell>
          <table:table-cell table:style-name="ce1" office:value-type="string">
            <text:p>Body part:</text:p>
          </table:table-cell>
          <table:table-cell table:style-name="ce1" office:value-type="string">
            <text:p>Definition:</text:p>
          </table:table-cell>
          <table:table-cell table:style-name="ce1" office:value-type="string">
            <text:p>Notes:</text:p>
          </table:table-cell>
        </table:table-row>
        <table:table-row table:style-name="ro4">
          <table:table-cell office:value-type="string">
            <text:p>5.21.4</text:p>
          </table:table-cell>
          <table:table-cell/>
          <table:table-cell office:value-type="string">
            <text:p>When the sun passes through Meṣa [Aries] and Tulā [Libra], the durations of day and night are equal. When it passes through the five signs headed by Vṛṣabha [Taurus], the duration of the days increases [until Cancer], and then it gradually decreases by half an hour each month, until day and night again become equal [in Libra].</text:p>
          </table:table-cell>
          <table:table-cell office:value-type="string">
            <text:p>It is clear that these rasi zodiac signs are tropical.</text:p>
          </table:table-cell>
        </table:table-row>
        <table:table-row table:style-name="ro5">
          <table:table-cell table:style-name="ce3" office:value-type="string">
            <text:p>5.21.6</text:p>
          </table:table-cell>
          <table:table-cell/>
          <table:table-cell office:value-type="string">
            <text:p>Until the sun travels to the south the days grow longer, and until it travels to the north the nights grow longer.</text:p>
          </table:table-cell>
          <table:table-cell/>
        </table:table-row>
        <table:table-row table:style-name="ro5">
          <table:table-cell office:value-type="string">
            <text:p>5.21.7</text:p>
          </table:table-cell>
          <table:table-cell office:value-type="string">
            <text:p>Mānasottara Mountain</text:p>
          </table:table-cell>
          <table:table-cell office:value-type="string">
            <text:p>Circle whose length is 95,100,000 yojanas. <text:s/>From the description in the text, I think this is the mountain of the Sun. <text:s/></text:p>
          </table:table-cell>
          <table:table-cell/>
        </table:table-row>
        <table:table-row table:style-name="ro6">
          <table:table-cell office:value-type="string">
            <text:p>5.21.7</text:p>
          </table:table-cell>
          <table:table-cell office:value-type="string">
            <text:p>Devadhānī</text:p>
          </table:table-cell>
          <table:table-cell office:value-type="string">
            <text:p>Place in the <text:span text:style-name="T4">east</text:span> of Mount Meru. <text:s/>Ruled by Indra.</text:p>
          </table:table-cell>
          <table:table-cell office:value-type="string">
            <text:p>Equivalent to the sunrise position.</text:p>
          </table:table-cell>
        </table:table-row>
        <table:table-row table:style-name="ro6">
          <table:table-cell office:value-type="string">
            <text:p>5.21.7</text:p>
          </table:table-cell>
          <table:table-cell office:value-type="string">
            <text:p>Saḿyamanī</text:p>
          </table:table-cell>
          <table:table-cell office:value-type="string">
            <text:p>Place in the <text:span text:style-name="T4">south</text:span><text:span text:style-name="T5"> of </text:span><text:span text:style-name="T5">Mount Meru</text:span>, ruled by Yama.</text:p>
          </table:table-cell>
          <table:table-cell office:value-type="string">
            <text:p>Equivalent to the midday position.</text:p>
          </table:table-cell>
        </table:table-row>
        <table:table-row table:style-name="ro6">
          <table:table-cell office:value-type="string">
            <text:p>5.21.7</text:p>
          </table:table-cell>
          <table:table-cell office:value-type="string">
            <text:p>Nimlocanī</text:p>
          </table:table-cell>
          <table:table-cell office:value-type="string">
            <text:p>Place in the <text:span text:style-name="T4">west</text:span><text:span text:style-name="T5"> of </text:span><text:span text:style-name="T5">Mount Meru</text:span>, ruled by Varuna.</text:p>
          </table:table-cell>
          <table:table-cell office:value-type="string">
            <text:p>Equivalent to the sunset position.</text:p>
          </table:table-cell>
        </table:table-row>
        <table:table-row table:style-name="ro6">
          <table:table-cell office:value-type="string">
            <text:p>5.21.7</text:p>
          </table:table-cell>
          <table:table-cell office:value-type="string">
            <text:p>Vibhāvarī</text:p>
          </table:table-cell>
          <table:table-cell table:style-name="ce4" office:value-type="string">
            <text:p><text:span text:style-name="T6">Place in the </text:span><text:span text:style-name="T7">north</text:span><text:span text:style-name="T8"> of </text:span><text:span text:style-name="T8">Mount Meru</text:span><text:span text:style-name="T6">, </text:span><text:span text:style-name="T6">ruled by </text:span><text:span text:style-name="T6">moon-god </text:span><text:span text:style-name="T6">(saumyām).</text:span></text:p>
          </table:table-cell>
          <table:table-cell office:value-type="string">
            <text:p>Equivalent to the midnight position.</text:p>
          </table:table-cell>
        </table:table-row>
        <table:table-row table:style-name="ro6">
          <table:table-cell office:value-type="string">
            <text:p>5.21.12</text:p>
          </table:table-cell>
          <table:table-cell office:value-type="string">
            <text:p>trayīmaya</text:p>
          </table:table-cell>
          <table:table-cell office:value-type="string">
            <text:p>Chariot of the sun-god. <text:s/></text:p>
          </table:table-cell>
          <table:table-cell office:value-type="string">
            <text:p>rluu: The Sun in transit, geocentrically.</text:p>
          </table:table-cell>
        </table:table-row>
        <table:table-row table:style-name="ro7">
          <table:table-cell office:value-type="string">
            <text:p>5.21.12</text:p>
          </table:table-cell>
          <table:table-cell/>
          <table:table-cell office:value-type="string">
            <text:p>Thus the chariot of the sun-god, which is trayīmaya, or worshiped by the words oḿ bhūr bhuvaḥ svaḥ, travels through the four residences mentioned above at a speed of 3,400,800 yojanas [27,206,400 miles] in a muhūrta.</text:p>
          </table:table-cell>
          <table:table-cell office:value-type="string">
            <text:p>muhurta is 48 minutes of time, or 12 degrees of a circle of a day.</text:p>
          </table:table-cell>
        </table:table-row>
        <table:table-row table:style-name="ro6">
          <table:table-cell table:style-name="ce4" office:value-type="string">
            <text:p>5.21.13</text:p>
          </table:table-cell>
          <table:table-cell office:value-type="string">
            <text:p>Saḿvatsara</text:p>
          </table:table-cell>
          <table:table-cell office:value-type="string">
            <text:p>1 tropical year. <text:s/>This is the wheel of the chariot of the sun-god. <text:s/></text:p>
          </table:table-cell>
          <table:table-cell/>
        </table:table-row>
        <table:table-row table:style-name="ro8">
          <table:table-cell table:style-name="ce4" office:value-type="string">
            <text:p>5.21.13</text:p>
          </table:table-cell>
          <table:table-cell/>
          <table:table-cell office:value-type="string">
            <text:p>The chariot of the sun-god has only one wheel, which is known as Saḿvatsara. The twelve months are calculated to be its twelve spokes, the six seasons are the sections of its rim, and the three cātur-māsya periods are its three-sectioned hub. One side of the axle carrying the wheel rests upon the summit of <text:span text:style-name="T4">Mount Meru</text:span>, and the other rests upon <text:span text:style-name="T4">Mānasottara </text:span><text:span text:style-name="T4">Mountain</text:span>. Affixed to the outer end of the axle, the wheel continuously rotates on <text:span text:style-name="T4">Mānasottara </text:span><text:span text:style-name="T4">Mountain</text:span> like the wheel of an oil-pressing machine.</text:p>
          </table:table-cell>
          <table:table-cell/>
        </table:table-row>
        <table:table-row table:style-name="ro7">
          <table:table-cell office:value-type="string">
            <text:p>5.21.14</text:p>
          </table:table-cell>
          <table:table-cell/>
          <table:table-cell office:value-type="string">
            <text:p>As in an oil-pressing machine, this first axle is attached to a second axle, which is one-fourth as long [3,937,500 yojanas, or 31,500,000 miles]. The upper end of this second axle is attached to Dhruvaloka by a rope of wind.</text:p>
          </table:table-cell>
          <table:table-cell/>
        </table:table-row>
        <table:table-row table:style-name="ro9">
          <table:table-cell table:style-name="ce4" office:value-type="string">
            <text:p>5.21.15</text:p>
          </table:table-cell>
          <table:table-cell/>
          <table:table-cell office:value-type="string">
            <text:p>My dear King, the carriage of the sun-god's chariot is estimated to be 3,600,000 yojanas [28,800,000 miles] long and one-fourth as wide [900,000 yojanas, or 7,200,000 miles]. The chariot's horses, which are named after Gāyatrī and other Vedic meters, are harnessed by Aruṇadeva to a yoke that is also 900,000 yojanas wide. This chariot continuously carries the sun-god.</text:p>
          </table:table-cell>
          <table:table-cell office:value-type="string">
            <text:p>Commentary on this says:</text:p>
            <text:p/>
            <text:p>The seven horses yoked to the sun-god's chariot are named Gāyatrī, Bṛhati, Uṣṇik, Jagatī, Triṣṭup, Anuṣṭup and Pańkti. These names of various Vedic meters designate the seven horses that carry the sun-god's chariot.</text:p>
          </table:table-cell>
        </table:table-row>
        <table:table-row table:style-name="ro10">
          <table:table-cell table:style-name="ce4" office:value-type="string">
            <text:p>5.21.16</text:p>
          </table:table-cell>
          <table:table-cell/>
          <table:table-cell office:value-type="string">
            <text:p>Although Aruṇadeva sits in front of the sun-god and is engaged in driving the chariot and controlling the horses, he looks backward toward the sun-god.</text:p>
          </table:table-cell>
          <table:table-cell/>
        </table:table-row>
        <table:table-row table:style-name="ro10">
          <table:table-cell table:style-name="ce4" office:value-type="string">
            <text:p>5.21.17</text:p>
          </table:table-cell>
          <table:table-cell/>
          <table:table-cell office:value-type="string">
            <text:p>There, in front of the sun-god, are the sixty thousand thumbsized great sages named the Vâlikhilyas, engaged in offering their prayers, expressed eloquently [see also 4.1:39].</text:p>
          </table:table-cell>
          <table:table-cell/>
        </table:table-row>
        <table:table-row table:style-name="ro11">
          <table:table-cell table:style-name="ce4" office:value-type="string">
            <text:p>5.21.18</text:p>
          </table:table-cell>
          <table:table-cell/>
          <table:table-cell office:value-type="string">
            <text:p>So too do, with a variety of names, fourteen others knowing the saints, the Gandharvas, Apsaras, Nâgas, Yakshas, Râkshasas and the demigods, thus one by one in seven groups of two, every month worship the most powerful sun-god Sûrya, who is the life of the universe and who carries different names depending on the different ceremonies (**)</text:p>
          </table:table-cell>
          <table:table-cell office:value-type="string">
            <text:p><text:s/>** The Vishnu Purâna states: 'Worshiping the most powerful demigod Sûrya, the Gandharvas sing in front of him, the Apsaras dance before the chariot, the Nis'âcaras follow the chariot, the Pannagas decorate the chariot, the Yakshas guard the chariot, and the saints called the Vâlikhilyas surround the sun-god and offer prayers. The seven groups of fourteen associates arrange the proper times for regular snow, heat and rain throughout the universe'.</text:p>
          </table:table-cell>
        </table:table-row>
        <table:table-row table:style-name="ro10">
          <table:table-cell table:style-name="ce4" office:value-type="string">
            <text:p>5.21.19</text:p>
          </table:table-cell>
          <table:table-cell/>
          <table:table-cell office:value-type="string">
            <text:p>Thus does the sun-god traverse the 95.1 million yojanas of the circumference of the earthly sphere with a speed of two thousand and half a yojana in about a kshana [± 1,6 sec; see also verse 12].</text:p>
          </table:table-cell>
          <table:table-cell/>
        </table:table-row>
        <table:table-row table:style-name="ro6">
          <table:table-cell/>
          <table:table-cell office:value-type="string">
            <text:p>Dhruvaloka</text:p>
          </table:table-cell>
          <table:table-cell office:value-type="string">
            <text:p>Dhruvaloka [the central heap of stars and the galaxy center]</text:p>
          </table:table-cell>
          <table:table-cell/>
        </table:table-row>
        <table:table-row table:style-name="ro6">
          <table:table-cell table:style-name="ce4" office:value-type="string">
            <text:p>5.22.6</text:p>
          </table:table-cell>
          <table:table-cell office:value-type="string">
            <text:p>ayana</text:p>
          </table:table-cell>
          <table:table-cell office:value-type="string">
            <text:p>the period of time the sun moves through half of the outer space</text:p>
          </table:table-cell>
          <table:table-cell/>
        </table:table-row>
        <table:table-row table:style-name="ro12">
          <table:table-cell table:style-name="ce4" office:value-type="string">
            <text:p>5.22.7</text:p>
          </table:table-cell>
          <table:table-cell table:style-name="ce6"/>
          <table:table-cell table:style-name="ce6" office:value-type="string">
            <text:p>The sun-god has three speeds — slow, fast and moderate. The time he takes to travel entirely around the spheres of heaven, earth and space at these three speeds is referred to, by learned scholars, by the five names Saḿvatsara, Parivatsara, Iḍāvatsara, Anuvatsara and Vatsara.</text:p>
          </table:table-cell>
          <table:table-cell office:value-type="string">
            <text:p>According to solar astronomical calculations, each year extends six days beyond the calendar year, and according to lunar calculations, each year is six days shorter. Therefore, because of the movements of the sun and moon, there is a difference of twelve days between the solar and lunar years. As the Saḿvatsara, Parivatsara, Iḍāvatsara, Anuvatsara and Vatsara pass by, two extra months are added within each five years. This makes a sixth saḿvatsara, but because that saḿvatsara is extra, the solar system is calculated according to the above five names.</text:p>
          </table:table-cell>
        </table:table-row>
        <table:table-row table:style-name="ro6">
          <table:table-cell table:style-name="ce4" office:value-type="string">
            <text:p>5.22.7</text:p>
          </table:table-cell>
          <table:table-cell office:value-type="string">
            <text:p>samvatsara</text:p>
          </table:table-cell>
          <table:table-cell office:value-type="string">
            <text:p>Tropical year.</text:p>
          </table:table-cell>
          <table:table-cell office:value-type="string">
            <text:p>1st year of 5 years.</text:p>
          </table:table-cell>
        </table:table-row>
        <table:table-row table:style-name="ro6">
          <table:table-cell table:style-name="ce4" office:value-type="string">
            <text:p>5.22.7</text:p>
          </table:table-cell>
          <table:table-cell office:value-type="string">
            <text:p>parivatsara</text:p>
          </table:table-cell>
          <table:table-cell office:value-type="string">
            <text:p>Second of a cycle of 5 years</text:p>
          </table:table-cell>
          <table:table-cell office:value-type="string">
            <text:p>2nd year of 5 years.</text:p>
          </table:table-cell>
        </table:table-row>
        <table:table-row table:style-name="ro6">
          <table:table-cell table:style-name="ce4" office:value-type="string">
            <text:p>5.22.7</text:p>
          </table:table-cell>
          <table:table-cell office:value-type="string">
            <text:p>idâvatsara</text:p>
          </table:table-cell>
          <table:table-cell office:value-type="string">
            <text:p>One of the names given to the single years of a period of five years</text:p>
          </table:table-cell>
          <table:table-cell office:value-type="string">
            <text:p>3rd year of 5 years.</text:p>
          </table:table-cell>
        </table:table-row>
        <table:table-row table:style-name="ro6">
          <table:table-cell table:style-name="ce4" office:value-type="string">
            <text:p>5.22.7</text:p>
          </table:table-cell>
          <table:table-cell office:value-type="string">
            <text:p>anuvatsara</text:p>
          </table:table-cell>
          <table:table-cell office:value-type="string">
            <text:p>Fourth year in the Vedic cycle of five years</text:p>
          </table:table-cell>
          <table:table-cell office:value-type="string">
            <text:p>4th year of 5 years.</text:p>
          </table:table-cell>
        </table:table-row>
        <table:table-row table:style-name="ro6">
          <table:table-cell table:style-name="ce4" office:value-type="string">
            <text:p>5.22.7</text:p>
          </table:table-cell>
          <table:table-cell office:value-type="string">
            <text:p>vatsara</text:p>
          </table:table-cell>
          <table:table-cell office:value-type="string">
            <text:p>Fifth year in a cycle of 5 or 6 years, or the 6th year in a cycle.</text:p>
          </table:table-cell>
          <table:table-cell office:value-type="string">
            <text:p>5th year of 5 years.</text:p>
          </table:table-cell>
        </table:table-row>
        <table:table-row table:style-name="ro13">
          <table:table-cell office:value-type="string">
            <text:p>5.22.8</text:p>
          </table:table-cell>
          <table:table-cell/>
          <table:table-cell office:value-type="string">
            <text:p>Above the rays of the sunshine by a distance of 100,000 yojanas [800,000 miles] is the moon, which travels at a speed faster than that of the sun. In two lunar fortnights the moon travels through the equivalent of a saḿvatsara of the sun, in two and a quarter days it passes through a month of the sun, and in one day it passes through a fortnight of the sun.</text:p>
          </table:table-cell>
          <table:table-cell/>
        </table:table-row>
        <table:table-row table:style-name="ro5">
          <table:table-cell office:value-type="string">
            <text:p>5.22.9</text:p>
          </table:table-cell>
          <table:table-cell office:value-type="string">
            <text:p>Waxing moon</text:p>
          </table:table-cell>
          <table:table-cell office:value-type="string">
            <text:p>Day for the demigods and night for the pitās (pitṝṇām — of those on the planet known as Pitṛloka). </text:p>
          </table:table-cell>
          <table:table-cell/>
        </table:table-row>
        <table:table-row table:style-name="ro14">
          <table:table-cell office:value-type="string">
            <text:p>5.22.9</text:p>
          </table:table-cell>
          <table:table-cell office:value-type="string">
            <text:p>Waning moon</text:p>
          </table:table-cell>
          <table:table-cell table:style-name="ce7" office:value-type="string">
            <text:p><text:span text:style-name="T9">Night for the </text:span><text:span text:style-name="T9">demigods and </text:span><text:span text:style-name="T9">day for the </text:span><text:span text:style-name="T9">pitās </text:span><text:span text:style-name="T10">(pitṝṇām </text:span><text:span text:style-name="T10">— of those on </text:span><text:span text:style-name="T11">the planet </text:span><text:span text:style-name="T11">known as </text:span><text:span text:style-name="T11">Pitṛloka). </text:span></text:p>
          </table:table-cell>
          <table:table-cell/>
        </table:table-row>
        <table:table-row table:style-name="ro15">
          <table:table-cell office:value-type="string">
            <text:p>5.22.9</text:p>
          </table:table-cell>
          <table:table-cell office:value-type="string">
            <text:p>Moon</text:p>
          </table:table-cell>
          <table:table-cell table:style-name="ce8" office:value-type="string">
            <text:p><text:span text:style-name="T12">In this way the </text:span><text:span text:style-name="T12">moon passes </text:span><text:span text:style-name="T12">through each </text:span><text:span text:style-name="T12">constellation of </text:span><text:span text:style-name="T12">stars in thirty </text:span><text:span text:style-name="T12">muhūrtas [an </text:span><text:span text:style-name="T12">entire day]. </text:span><text:span text:style-name="T12">The moon is </text:span><text:span text:style-name="T12">the source of </text:span><text:span text:style-name="T12">nectarean </text:span><text:span text:style-name="T12">coolness that </text:span><text:span text:style-name="T12">influences the </text:span><text:span text:style-name="T12">growth of food </text:span><text:span text:style-name="T12">grains, and </text:span><text:span text:style-name="T12">therefore the </text:span><text:span text:style-name="T12">moon-god is </text:span><text:span text:style-name="T12">considered the </text:span><text:span text:style-name="T12">life of all living </text:span><text:span text:style-name="T12">entities. He is </text:span><text:span text:style-name="T12">consequently </text:span><text:span text:style-name="T12">called </text:span><text:span text:style-name="T13">Jīva</text:span><text:span text:style-name="T12">, </text:span><text:span text:style-name="T12">the chief living </text:span><text:span text:style-name="T12">being within </text:span><text:span text:style-name="T12">the universe.</text:span></text:p>
          </table:table-cell>
          <table:table-cell/>
        </table:table-row>
        <table:table-row table:style-name="ro11">
          <table:table-cell office:value-type="string">
            <text:p>5.22.10</text:p>
          </table:table-cell>
          <table:table-cell office:value-type="string">
            <text:p>Moon</text:p>
          </table:table-cell>
          <table:table-cell office:value-type="string">
            <text:p>Because the moon is full of all potentialities, it represents the influence of the Supreme Personality of Godhead. The moon is the predominating deity of everyone's mind, and therefore the moon-god is called Manomaya. He is also called Annamaya because he gives potency to all herbs and plants, and he is called Amṛtamaya because he is the source of life for all living entities. The moon pleases the demigods, pitās, human beings, animals, birds, reptiles, trees, plants and all other living entities. Everyone is satisfied by the presence of the moon. Therefore the moon is also called Sarvamaya [all-pervading].</text:p>
          </table:table-cell>
          <table:table-cell/>
        </table:table-row>
        <table:table-row table:style-name="ro13">
          <table:table-cell table:style-name="ce4" office:value-type="string">
            <text:p>5.22.11</text:p>
          </table:table-cell>
          <table:table-cell office:value-type="string">
            <text:p>28 important stars, headed by Abhijit.</text:p>
          </table:table-cell>
          <table:table-cell office:value-type="string">
            <text:p>There are many stars located 200,000 yojanas [1,600,000 miles] above the moon. By the supreme will of the Supreme Personality of Godhead, they are fixed to the wheel of time, and thus they rotate with Mount Sumeru on their right, their motion being different from that of the sun. There are twenty-eight important stars, headed by Abhijit.</text:p>
          </table:table-cell>
          <table:table-cell/>
        </table:table-row>
        <table:table-row table:style-name="ro9">
          <table:table-cell table:style-name="ce4" office:value-type="string">
            <text:p>5.22.12</text:p>
          </table:table-cell>
          <table:table-cell office:value-type="string">
            <text:p>Venus</text:p>
          </table:table-cell>
          <table:table-cell office:value-type="string">
            <text:p>200,000 yojanas above [the previously mentioned stars]. <text:s/>moves at almost exactly the same pace as the sun according to swift, slow and moderate movements. Sometimes Venus moves behind the sun, sometimes in front of the sun and sometimes along with it. Venus nullifies the influence of planets that are obstacles to rainfall. Consequently its presence causes rainfall, and it is therefore considered very favorable for all living beings within this universe.</text:p>
          </table:table-cell>
          <table:table-cell/>
        </table:table-row>
        <table:table-row table:style-name="ro9">
          <table:table-cell table:style-name="ce4" office:value-type="string">
            <text:p>5.22.13</text:p>
          </table:table-cell>
          <table:table-cell office:value-type="string">
            <text:p>Mercury</text:p>
          </table:table-cell>
          <table:table-cell table:style-name="ce3" office:value-type="string">
            <text:p>200,000 yojanas above Venus. <text:s/>it moves sometimes behind the sun, sometimes in front of the sun and sometimes along with it. <text:s text:c="2"/>Mercury, which is the son of the moon, is almost always very auspicious for the inhabitants of the universe, but when it does not move along with the sun, it forbodes cyclones, dust, irregular rainfall, and waterless clouds. In this way it creates fearful conditions due to inadequate or excessive rainfall.</text:p>
          </table:table-cell>
          <table:table-cell/>
        </table:table-row>
        <table:table-row table:style-name="ro4">
          <table:table-cell office:value-type="string">
            <text:p>5.22.14</text:p>
          </table:table-cell>
          <table:table-cell office:value-type="string">
            <text:p>Mars</text:p>
          </table:table-cell>
          <table:table-cell office:value-type="string">
            <text:p>200,000 yojanas above Mercury. <text:s/>If this planet does not travel in a crooked way, it crosses through each sign of the zodiac in three fortnights and in this way travels through all twelve, one after another. It almost always creates unfavorable conditions in respect to rainfall and other influences.</text:p>
          </table:table-cell>
          <table:table-cell/>
        </table:table-row>
        <table:table-row table:style-name="ro7">
          <table:table-cell office:value-type="string">
            <text:p>5.22.15</text:p>
          </table:table-cell>
          <table:table-cell office:value-type="string">
            <text:p>Jupiter</text:p>
          </table:table-cell>
          <table:table-cell table:style-name="ce3" office:value-type="string">
            <text:p>200,000 yojanas above Mars. <text:s text:c="2"/>travels through one sign of the zodiac within the period of a Parivatsara. If its movement is not curved, the planet Jupiter is very favorable to the brāhmaṇas of the universe.</text:p>
          </table:table-cell>
          <table:table-cell/>
        </table:table-row>
        <table:table-row table:style-name="ro7">
          <table:table-cell table:style-name="ce4" office:value-type="string">
            <text:p>5.22.16</text:p>
          </table:table-cell>
          <table:table-cell office:value-type="string">
            <text:p>Saturn</text:p>
          </table:table-cell>
          <table:table-cell table:style-name="ce9" office:value-type="string">
            <text:p><text:span text:style-name="T14">200,000 </text:span><text:span text:style-name="T14">yojanas </text:span><text:span text:style-name="T14">above Jupiter. </text:span><text:span text:style-name="T15">passes </text:span><text:span text:style-name="T15">through one </text:span><text:span text:style-name="T15">sign of the </text:span><text:span text:style-name="T15">zodiac in </text:span><text:span text:style-name="T15">thirty months </text:span><text:span text:style-name="T15">and covers </text:span><text:span text:style-name="T15">the entire </text:span><text:span text:style-name="T15">zodiac circle </text:span><text:span text:style-name="T15">in thirty </text:span><text:span text:style-name="T15">Anuvatsaras. </text:span><text:span text:style-name="T15">This planet is </text:span><text:span text:style-name="T15">always very </text:span><text:span text:style-name="T15">inauspicious </text:span><text:span text:style-name="T15">for the </text:span><text:span text:style-name="T15">universal </text:span><text:span text:style-name="T15">situation.</text:span></text:p>
          </table:table-cell>
          <table:table-cell/>
        </table:table-row>
        <table:table-row table:style-name="ro9">
          <table:table-cell table:style-name="ce4" office:value-type="string">
            <text:p>5.22.17</text:p>
          </table:table-cell>
          <table:table-cell/>
          <table:table-cell office:value-type="string">
            <text:p><text:s/>A 1.1 million yojanas beyond that one are situated all the great sages who are always thinking of the good fortune of the inhabitants of all the worlds; leaving it to the right do they circumambulate the transcendental abode of the Supreme Lord Vishnu [the center of the stars].</text:p>
            <text:p/>
            <text:p/>
          </table:table-cell>
          <table:table-cell/>
        </table:table-row>
        <table:table-row table:style-name="ro16">
          <table:table-cell office:value-type="string">
            <text:p>5.23.1</text:p>
          </table:table-cell>
          <table:table-cell/>
          <table:table-cell office:value-type="string">
            <text:p>S'rî S'uka said: 'Beyond them [the sages] one finds 1.3 million yojanas further up [astronomy: at 26 thousand lightyears from the earth] that supreme abode, praised in the Rig veda mantras, which is of Vishnu, the source of life of all entities that live from now up to the end of creation. There indeed remains the great devotee Dhruva, the son of Uttânapâda whose greatness of following devoted I already described; and around it, keeping it to the right do Agni, the fire-god, Indra the king of heaven, the founding father the Prajâpati and Kas'yapa as well as Dharmarâja, in their concern of time always full of respect keep to their image [see 4.9]. </text:p>
          </table:table-cell>
          <table:table-cell office:value-type="string">
            <text:p>Alternate translation: Śukadeva Gosvāmī continued: My dear King, 1,300,000 yojanas [10,400,000 miles] above the planets of the seven sages is the place that learned scholars describe as the abode of Lord Viṣṇu. There the son of Mahārāja Uttānapāda, the great devotee Mahārāja Dhruva, still resides as the life source of all the living entities who live until the end of the creation. Agni, Indra, Prajāpati, Kaśyapa and Dharma all assemble there to offer him honor and respectful obeisances. They circumambulate him with their right sides toward him. I have already described the glorious activities of Mahārāja Dhruva [in the Fourth Canto of Śrīmad-Bhāgavatam].</text:p>
          </table:table-cell>
        </table:table-row>
        <table:table-row table:style-name="ro17">
          <table:table-cell table:style-name="ce5" office:value-type="string">
            <text:p>5.23.2</text:p>
          </table:table-cell>
          <table:table-cell table:style-name="ce6"/>
          <table:table-cell table:style-name="ce10" office:value-type="string">
            <text:p><text:span text:style-name="T16">To all the </text:span><text:span text:style-name="T16">restless </text:span><text:span text:style-name="T16">luminaries </text:span><text:span text:style-name="T16">such as the </text:span><text:span text:style-name="T16">planets and </text:span><text:span text:style-name="T16">the stars is </text:span><text:span text:style-name="T16">that place </text:span><text:span text:style-name="T16">indeed there </text:span><text:span text:style-name="T16">as the, by </text:span><text:span text:style-name="T11">the </text:span><text:span text:style-name="T11">Controller </text:span><text:span text:style-name="T11">established, </text:span><text:span text:style-name="T11">incandescent </text:span><text:span text:style-name="T11">radiating pivot </text:span><text:span text:style-name="T11">of which the </text:span><text:span text:style-name="T11">inconceivable, </text:span><text:span text:style-name="T11">all-powerful </text:span><text:span text:style-name="T11">force by the </text:span><text:span text:style-name="T11">factor of time </text:span><text:span text:style-name="T11">is known as </text:span><text:span text:style-name="T11">the cause of </text:span><text:span text:style-name="T11">their </text:span><text:span text:style-name="T11">revolving.</text:span></text:p>
          </table:table-cell>
          <table:table-cell table:style-name="ce12" office:value-type="string">
            <text:p><text:span text:style-name="T10">Alternate </text:span><text:span text:style-name="T10">translation: </text:span><text:span text:style-name="T10">Established </text:span><text:span text:style-name="T10">by the </text:span><text:span text:style-name="T10">supreme will </text:span><text:span text:style-name="T10">of the </text:span><text:span text:style-name="T10">Supreme </text:span><text:span text:style-name="T10">Personality of </text:span><text:span text:style-name="T11">Godhead, the </text:span><text:span text:style-name="T11">polestar, </text:span><text:span text:style-name="T11">which is the </text:span><text:span text:style-name="T11">planet of </text:span><text:span text:style-name="T11">Mahārāja </text:span><text:span text:style-name="T11">Dhruva, </text:span><text:span text:style-name="T11">constantly </text:span><text:span text:style-name="T11">shines as the </text:span><text:span text:style-name="T11">central pivot </text:span><text:span text:style-name="T11">for all the </text:span><text:span text:style-name="T11">stars and </text:span><text:span text:style-name="T11">planets. The </text:span><text:span text:style-name="T11">unsleeping, </text:span><text:span text:style-name="T11">invisible, most </text:span><text:span text:style-name="T11">powerful time </text:span><text:span text:style-name="T11">factor causes </text:span><text:span text:style-name="T11">these </text:span><text:span text:style-name="T11">luminaries to </text:span><text:span text:style-name="T11">revolve </text:span><text:span text:style-name="T11">around the </text:span><text:span text:style-name="T11">polestar </text:span><text:span text:style-name="T11">without </text:span><text:span text:style-name="T11">cessation.</text:span></text:p>
          </table:table-cell>
        </table:table-row>
        <table:table-row table:style-name="ro18">
          <table:table-cell table:style-name="ce5" office:value-type="string">
            <text:p>5.23.3</text:p>
          </table:table-cell>
          <table:table-cell table:style-name="ce6"/>
          <table:table-cell table:style-name="ce11" office:value-type="string">
            <text:p>Like three bulls that for threshing rice are yoked to a central pole, do the luminaries keep their proper places moving in their orbits fixed on inner and outer circles of the wheel of time, the same way as the planets around the sun keep their positions. Holding on to Dhruvaloka till the end of creation, they revolve as driven by the wind in the sky, just like heavy clouds and big birds that controlled by the air move their bodies around according their previous positions. So do the luminaries which, by the combined effort of material nature and the Original Person, consequential act to their previous existence, never collide with the earth.</text:p>
          </table:table-cell>
          <table:table-cell table:style-name="ce6" office:value-type="string">
            <text:p>Alternate translation: When bulls are yoked together and tied to a central post to thresh rice, they tread around that pivot without deviating from their proper positions — one bull being closest to the post, another in the middle, and a third on the outside. Similarly, all the planets and all the hundreds and thousands of stars revolve around the polestar, the planet of Mahārāja Dhruva, in their respective orbits, some higher and some lower. Fastened by the Supreme Personality of Godhead to the machine of material nature according to the results of their fruitive acts, they are driven around the polestar by the wind and will continue to be so until the end of creation. These planets float in the air within the vast sky, just as clouds with hundreds of tons of water float in the air or as the great śyena eagles, due to the results of past activities, fly high in the sky and have no chance of falling to the ground.</text:p>
          </table:table-cell>
        </table:table-row>
        <table:table-row table:style-name="ro19">
          <table:table-cell table:style-name="ce5" office:value-type="string">
            <text:p>5.23.4</text:p>
          </table:table-cell>
          <table:table-cell table:style-name="ce6"/>
          <table:table-cell table:style-name="ce6" office:value-type="string">
            <text:p>Some imagine this great wheel of planets and stars to be a s'is'umâra [a dolphin] and do, concentrated in yoga, describe it as [the visible of] the Supreme Lord Vâsudeva [see also a picture of the celestial sky as factually seen in a telescope].</text:p>
          </table:table-cell>
          <table:table-cell table:style-name="ce6" office:value-type="string">
            <text:p>Alternate translation: This great machine, consisting of the stars and planets, resembles the form of a śiśumāra [dolphin] in the water. It is sometimes considered an incarnation of Kṛṣṇa, Vāsudeva. Great yogīs meditate upon Vāsudeva in this form because it is actually visible.</text:p>
          </table:table-cell>
        </table:table-row>
        <table:table-row table:style-name="ro20">
          <table:table-cell table:style-name="ce4" office:value-type="string">
            <text:p>5.23.5</text:p>
          </table:table-cell>
          <table:table-cell/>
          <table:table-cell office:value-type="string">
            <text:p>With, situated at the end of its tail, Dhruvaloka and with its head bend downwards, it has its body coiled up. The Prajâpati, Agni, Indra and Dharma are found on the tail with also Dhâtâ and Vidhâtâ at its base; the seven sages are situated on its hip; coiling to the right there are as its separate parts the constellations of the fourteen stars [from Abhijit to Punarvasu] that mark the northern course and to the left in the north there are the same number of them [from Pushyâ to Uttarâshâdhâ], that for sure make it on both sides appear like the coiled body of a dolphin. On its back are of course seen the first three stars [Mûlâ, Pûrvasâdhâ and Uttarâshâdhâ] and on the belly one sees the celestial Ganges [the band of stars of the complete body of the S'is'umâra star cluster we know as our Milky Way].</text:p>
          </table:table-cell>
          <table:table-cell office:value-type="string">
            <text:p>Alternate translation: This form of the śiśumāra has its head downward and its body coiled. On the end of its tail is the planet of Dhruva, on the body of its tail are the planets of the demigods Prajāpati, Agni, Indra and Dharma, and at the base of its tail are the planets of the demigods Dhātā and Vidhātā. Where the hips might be on the śiśumāra are the seven saintly sages like Vasiṣṭha and Ańgirā. The coiled body of the Śiśumāra-cakra turns toward its right side, on which the fourteen constellations from Abhijit to Punarvasu are located. On its left side are the fourteen stars from Puṣyā to Uttarāṣāḍhā. Thus its body is balanced because its sides are occupied by an equal number of stars. On the back of the śiśumāra is the group of stars known as Ajavīthī, and on its abdomen is the Ganges that flows in the sky [the Milky Way].</text:p>
          </table:table-cell>
        </table:table-row>
        <table:table-row table:style-name="ro21">
          <table:table-cell table:style-name="ce4" office:value-type="string">
            <text:p>5.23.6</text:p>
          </table:table-cell>
          <table:table-cell/>
          <table:table-cell office:value-type="string">
            <text:p>Punarvasu and Pushyâ make up for the loins right and left, Ârdrâ and As'leshâ also to the right and left are his flippers, Abhijit and Uttarâshâdhâ are the left and right nostril with next in order of following S'ravanâ and Pûrvâshâdhâ for the eyes left and right; Dhanishthhâ and Mûlâ make up for the right and left ear and the eight stars such as Maghâ marking the southern course are to be seen as the left ribs while the same number of stars like Mrigas'îrshâ that mark the northern course are there as the ribs positioned in reverse order to the right. S'atabhishâ and Jyeshthhâ should be seen in the position of the right and left shoulder.</text:p>
          </table:table-cell>
          <table:table-cell office:value-type="string">
            <text:p>Alternate translation: On the right and left sides of where the loins might be on the Śiśumāra-cakra are the stars named Punarvasu and Puṣyā. Ārdrā and Aśleṣā are on its right and left feet, Abhijit and Uttarāṣāḍhā are on its right and left nostrils, Śravaṇā and Pūrvāṣāḍhā are at its right and left eyes, and Dhaniṣṭhā and Mūlā are on its right and left ears. The eight stars from Maghā to Anurādhā, which mark the southern course, are on the ribs of the left of its body, and the eight stars from Mṛgaśīrṣā to Pūrvabhādra, which mark the northern course, are on the ribs on the right side. Śatabhiṣā and Jyeṣṭhā are on the right and left shoulders.</text:p>
          </table:table-cell>
        </table:table-row>
        <table:table-row table:style-name="ro22">
          <table:table-cell table:style-name="ce4" office:value-type="string">
            <text:p>5.23.7</text:p>
          </table:table-cell>
          <table:table-cell/>
          <table:table-cell office:value-type="string">
            <text:p>On the upper chin there is Agasti and on the lower one there is Yamarâja. To the mouth there is Mars, to the genitals there is Saturn, Jupiter is there to the back of the neck, the sun is there for the chest, within the heart is Lord Nârâyana found and in the mind the moon. On the navel there is Venus, on the two sides of the breast reside the As'vins, Mercury is there to the in- and outward breath, Râhu is the neck and the comets are found all over its body with the numerous stars as the pores.</text:p>
          </table:table-cell>
          <table:table-cell office:value-type="string">
            <text:p>On the upper chin of the śiśumāra is Agasti; on its lower chin, Yamarāja; on its mouth, Mars; on its genitals, Saturn; on the back of its neck, Jupiter; on its chest, the sun; and within the core of its heart, Nārāyaṇa. Within its mind is the moon; on its navel, Venus; and on its breasts, the Aśvinī-kumāras. Within its life air, which is known as prāṇāpāna, is Mercury, on its neck is Rāhu, all over its body are comets, and in its pores are the numerous stars.</text:p>
          </table:table-cell>
        </table:table-row>
        <table:table-row table:style-name="ro23">
          <table:table-cell table:style-name="ce4" office:value-type="string">
            <text:p>5.23.8</text:p>
          </table:table-cell>
          <table:table-cell/>
          <table:table-cell office:value-type="string">
            <text:p>This [form of S'is'umâra] indeed is for sure the form of the Supreme Lord, of Lord Vishnu who consists of all the demigods; observing it each morning, noon and evening one should in worship meditate controlling one's words as follows: 'Our obeisances unto this resting place of all the luminous worlds, unto the master of the demigods, the great Personality in the form of Time, upon whom we meditate' [namo jyotih-lokâya kâlâyanâya animishâm pataye mahâ-purushâya abhidhîmahîti, see also 2.2: 24]</text:p>
          </table:table-cell>
          <table:table-cell office:value-type="string">
            <text:p>Alternate translation: My dear King, the body of the śiśumāra, as thus described, should be considered the external form of Lord Viṣṇu, the Supreme Personality of Godhead. Morning, noon and evening, one should silently observe the form of the Lord as the Śiśumāra-cakra and worship Him with this mantra: "O Lord who has assumed the form of time! O resting place of all the planets moving in different orbits! O master of all demigods, O Supreme Person, I offer my respectful obeisances unto You and meditate upon You."</text:p>
          </table:table-cell>
        </table:table-row>
        <table:table-row table:style-name="ro11">
          <table:table-cell table:style-name="ce4" office:value-type="string">
            <text:p>5.23.9</text:p>
          </table:table-cell>
          <table:table-cell/>
          <table:table-cell office:value-type="string">
            <text:p>Those who, of that leader of the demigods consisting of all the planets and stars, that destroyer of sin, do the mantra above, three times offering their respects and three times meditating, will very quickly find all the sins annihilated they are into at the time. <text:s/></text:p>
          </table:table-cell>
          <table:table-cell office:value-type="string">
            <text:p>Alternate translation: The body of the Supreme Lord, Viṣṇu, which forms the Śiśumāra-cakra, is the resting place of all the demigods and all the stars and planets. One who chants this mantra to worship that Supreme Person three times a day — morning, noon and evening — will surely be freed from all sinful reactions. If one simply offers his obeisances to this form or remembers this form three times a day, all his recent sinful activities will be destroyed.</text:p>
          </table:table-cell>
        </table:table-row>
        <table:table-row table:style-name="ro24">
          <table:table-cell office:value-type="string">
            <text:p>5.24.2</text:p>
          </table:table-cell>
          <table:table-cell/>
          <table:table-cell office:value-type="string">
            <text:p><text:s/>They estimate that the sun has a width of ten thousand yojanas, that the moon is twenty thousand yojanas wide and that Râhu is thirty thousand yojanas large [compare 5.21: 15] and that it on occasion, with inimical intentions overruling the sun- and moon-god their influence, obstructs the distribution of the moon- and sunshine.</text:p>
          </table:table-cell>
          <table:table-cell table:style-name="ce13" office:value-type="string">
            <text:p><text:span text:style-name="T10">The sun globe, </text:span><text:span text:style-name="T10">which is a source </text:span><text:span text:style-name="T10">of heat, extends </text:span><text:span text:style-name="T10">for 10,000 </text:span><text:span text:style-name="T10">yojanas </text:span><text:span text:style-name="T11">[80,000 </text:span><text:span text:style-name="T11">miles]. The moon </text:span><text:span text:style-name="T11">extends for </text:span><text:span text:style-name="T11">20,000 yojanas </text:span><text:span text:style-name="T11">[160,000 miles], </text:span><text:span text:style-name="T11">and Rāhu </text:span><text:span text:style-name="T11">extends for </text:span><text:span text:style-name="T11">30,000 yojanas </text:span><text:span text:style-name="T11">[240,000 miles]. </text:span><text:span text:style-name="T11">Formerly, when </text:span><text:span text:style-name="T11">nectar was being </text:span><text:span text:style-name="T11">distributed, Rāhu </text:span><text:span text:style-name="T11">tried to create </text:span><text:span text:style-name="T11">dissension </text:span><text:span text:style-name="T11">between the sun </text:span><text:span text:style-name="T11">and moon by </text:span><text:span text:style-name="T11">interposing </text:span><text:span text:style-name="T11">himself between </text:span><text:span text:style-name="T11">them. Rāhu is </text:span><text:span text:style-name="T11">inimical toward </text:span><text:span text:style-name="T11">both the sun and </text:span><text:span text:style-name="T11">the moon, and </text:span><text:span text:style-name="T11">therefore he </text:span><text:span text:style-name="T11">always tries to </text:span><text:span text:style-name="T11">cover the </text:span><text:span text:style-name="T11">sunshine and </text:span><text:span text:style-name="T11">moonshine on the </text:span><text:span text:style-name="T11">dark-moon day </text:span><text:span text:style-name="T11">and full-moon </text:span><text:span text:style-name="T11">night.</text:span></text:p>
          </table:table-cell>
        </table:table-row>
        <table:table-row table:style-name="ro25">
          <table:table-cell table:style-name="ce4" office:value-type="string">
            <text:p>5.24.3</text:p>
          </table:table-cell>
          <table:table-cell/>
          <table:table-cell office:value-type="string">
            <text:p>The Supreme Lord around for the protection of both operates by the supreme presence of the wheel of time [the Sudars'ana Cakra] which is deemed the dearmost devoted and most favorite weapon that by its power and unbearable heat makes Râhu, with its fearful mind and frightened heart, flee away from that position of being around for almost an hour and of which the people thus speak of a solar eclipse. </text:p>
          </table:table-cell>
          <table:table-cell office:value-type="string">
            <text:p>After hearing from the sun and moon demigods about Rāhu's attack, the Supreme Personality of Godhead, Viṣṇu, engages His disc, known as the Sudarśana cakra, to protect them. The Sudarśana cakra is the Lord's most beloved devotee and is favored by the Lord. The intense heat of its effulgence, meant for killing non-Vaiṣṇavas, is unbearable to Rāhu, and he therefore flees in fear of it. During the time Rāhu disturbs the sun or moon, there occurs what people commonly know as an eclipse.</text:p>
          </table:table-cell>
        </table:table-row>
        <table:table-row table:style-name="ro3" table:number-rows-repeated="5">
          <table:table-cell table:number-columns-repeated="4"/>
        </table:table-row>
        <table:table-row table:style-name="ro26">
          <table:table-cell office:value-type="string">
            <text:p>Unknown canto, from: </text:p>
            <text:p><text:span text:style-name="T1">Chapter Six </text:span><text:span text:style-name="T1">The Killing of </text:span><text:span text:style-name="T1">the Demon </text:span><text:span text:style-name="T1">Putana, verses </text:span><text:span text:style-name="T1">22-24.</text:span></text:p>
          </table:table-cell>
          <table:table-cell/>
          <table:table-cell office:value-type="string">
            <text:p><text:span text:style-name="T17"/></text:p>
            <text:p><text:span text:style-name="T18">22-23. </text:span><text:span text:style-name="T18">[Sukadeva </text:span><text:span text:style-name="T18">Gosvami </text:span><text:span text:style-name="T18">informed </text:span><text:span text:style-name="T18">Maharaja </text:span><text:span text:style-name="T18">Pariksit that </text:span><text:span text:style-name="T18">the gopis, </text:span><text:span text:style-name="T18">following the </text:span><text:span text:style-name="T18">proper </text:span><text:span text:style-name="T18">system, </text:span><text:span text:style-name="T18">protected </text:span><text:span text:style-name="T18">Krsna, their </text:span><text:span text:style-name="T18">child, with </text:span><text:span text:style-name="T18">this mantra.] </text:span><text:span text:style-name="T18">May Aja </text:span><text:span text:style-name="T18">protect Your </text:span><text:span text:style-name="T18">legs, may </text:span><text:span text:style-name="T18">Maniman </text:span><text:span text:style-name="T18">protect Your </text:span><text:span text:style-name="T18">knees, Yajna </text:span><text:span text:style-name="T18">Your thighs, </text:span><text:span text:style-name="T18">Acyuta the </text:span><text:span text:style-name="T18">upper part of </text:span><text:span text:style-name="T18">Your waist, </text:span><text:span text:style-name="T18">and </text:span><text:span text:style-name="T18">Hayagriva </text:span><text:span text:style-name="T18">Your </text:span><text:span text:style-name="T18">abdomen. </text:span><text:span text:style-name="T18">May Kesava </text:span><text:span text:style-name="T18">protect Your </text:span><text:span text:style-name="T18">heart, Isa </text:span><text:span text:style-name="T18">Your chest, </text:span><text:span text:style-name="T18">the sun-god </text:span><text:span text:style-name="T18">Your neck, </text:span><text:span text:style-name="T18">Visnu Your </text:span><text:span text:style-name="T18">arms, </text:span><text:span text:style-name="T18">Urukrama </text:span><text:span text:style-name="T18">Your face, </text:span><text:span text:style-name="T18">and Isvara </text:span><text:span text:style-name="T18">Your head. </text:span><text:span text:style-name="T18">May Cakri </text:span><text:span text:style-name="T18">protect You </text:span><text:span text:style-name="T18">from the </text:span><text:span text:style-name="T18">front; may </text:span><text:span text:style-name="T18">Sri Hari, </text:span><text:span text:style-name="T18">Gadadhari, </text:span><text:span text:style-name="T18">the carrier of </text:span><text:span text:style-name="T18">the club, </text:span><text:span text:style-name="T18">protect You </text:span><text:span text:style-name="T18">from the </text:span><text:span text:style-name="T18">back; and </text:span><text:span text:style-name="T18">may the </text:span><text:span text:style-name="T18">carrier of the </text:span><text:span text:style-name="T18">bow, who is </text:span><text:span text:style-name="T18">known as the </text:span><text:span text:style-name="T18">enemy of </text:span><text:span text:style-name="T18">Madhu, and </text:span><text:span text:style-name="T18">Lord Ajana, </text:span><text:span text:style-name="T18">the carrier of </text:span><text:span text:style-name="T18">the sword, </text:span><text:span text:style-name="T18">protect Your </text:span><text:span text:style-name="T18">two sides. </text:span><text:span text:style-name="T18">May Lord </text:span><text:span text:style-name="T18">Urugaya, the </text:span><text:span text:style-name="T18">carrier of the </text:span><text:span text:style-name="T18">conchshell, </text:span><text:span text:style-name="T18">protect You </text:span><text:span text:style-name="T18">from all </text:span><text:span text:style-name="T18">corners; may </text:span><text:span text:style-name="T18">Upendra </text:span><text:span text:style-name="T18">protect You </text:span><text:span text:style-name="T18">from above; </text:span><text:span text:style-name="T18">may Garuda </text:span><text:span text:style-name="T18">protect You </text:span><text:span text:style-name="T18">on the </text:span><text:span text:style-name="T18">ground; and </text:span><text:span text:style-name="T18">may Lord </text:span><text:span text:style-name="T18">Haladhara, </text:span><text:span text:style-name="T18">the Supreme </text:span><text:span text:style-name="T18">Person, </text:span><text:span text:style-name="T18">protect You </text:span><text:span text:style-name="T18">on all sides. </text:span></text:p>
            <text:p><text:span text:style-name="T19">24. May </text:span><text:span text:style-name="T19">Hrsikesa </text:span><text:span text:style-name="T19">protect Your </text:span><text:span text:style-name="T19">senses, and </text:span><text:span text:style-name="T19">Narayana </text:span><text:span text:style-name="T19">Your life air. </text:span><text:span text:style-name="T19">May the </text:span><text:span text:style-name="T19">master of </text:span><text:span text:style-name="T19">Svetadvipa </text:span><text:span text:style-name="T19">protect the </text:span><text:span text:style-name="T19">core of Your </text:span><text:span text:style-name="T19">heart, and </text:span><text:span text:style-name="T19">may Lord </text:span><text:span text:style-name="T19">Yogesvara </text:span><text:span text:style-name="T19">protect Your </text:span><text:span text:style-name="T19">mind. </text:span></text:p>
            <text:p><text:span text:style-name="T19"><text:s/></text:span><text:span text:style-name="T20"><text:s/></text:span></text:p>
          </table:table-cell>
          <table:table-cell/>
        </table:table-row>
        <table:table-row table:style-name="ro27">
          <table:table-cell office:value-type="string">
            <text:p><text:span text:style-name="T2">Unknown </text:span><text:span text:style-name="T2">canto, from: </text:span></text:p>
            <text:p><text:span text:style-name="T1"/></text:p>
            <text:p><text:span text:style-name="T1">Chapter </text:span><text:span text:style-name="T1">Twenty Bali </text:span><text:span text:style-name="T1">Maharaja </text:span><text:span text:style-name="T1">Surrenders </text:span><text:span text:style-name="T1">the Universe</text:span></text:p>
            <text:p><text:span text:style-name="T3"><text:s/></text:span><text:span text:style-name="T1"><text:s/></text:span></text:p>
          </table:table-cell>
          <table:table-cell/>
          <table:table-cell office:value-type="string">
            <text:p><text:span text:style-name="T17"/></text:p>
            <text:p><text:span text:style-name="T18">18. Bali </text:span><text:span text:style-name="T18">Maharaja, the </text:span><text:span text:style-name="T18">worshiper of </text:span><text:span text:style-name="T18">Lord </text:span><text:span text:style-name="T18">Vamanadeva, </text:span><text:span text:style-name="T18">jubilantly </text:span><text:span text:style-name="T18">washed the </text:span><text:span text:style-name="T18">Lord's lotus </text:span><text:span text:style-name="T18">feet and then </text:span><text:span text:style-name="T18">took the </text:span><text:span text:style-name="T18">water on his </text:span><text:span text:style-name="T18">head, for that </text:span><text:span text:style-name="T18">water </text:span><text:span text:style-name="T18">delivers the </text:span><text:span text:style-name="T18">entire </text:span><text:span text:style-name="T18">universe. </text:span></text:p>
            <text:p><text:span text:style-name="T19"><text:s/></text:span><text:span text:style-name="T20"><text:s/></text:span></text:p>
          </table:table-cell>
          <table:table-cell/>
        </table:table-row>
        <table:table-row table:style-name="ro28">
          <table:table-cell office:value-type="string">
            <text:p><text:span text:style-name="T2">Unknown </text:span><text:span text:style-name="T2">canto, from: </text:span></text:p>
            <text:p><text:span text:style-name="T1"/></text:p>
            <text:p><text:span text:style-name="T1">Chapter </text:span><text:span text:style-name="T1">Twenty Bali </text:span><text:span text:style-name="T1">Maharaja </text:span><text:span text:style-name="T1">Surrenders </text:span><text:span text:style-name="T1">the Universe</text:span></text:p>
            <text:p><text:span text:style-name="T3"><text:s/></text:span><text:span text:style-name="T1"><text:s/></text:span></text:p>
          </table:table-cell>
          <table:table-cell/>
          <table:table-cell office:value-type="string">
            <text:p><text:span text:style-name="T17"/></text:p>
            <text:p><text:span text:style-name="T18">24. Bali </text:span><text:span text:style-name="T18">Maharaja </text:span><text:span text:style-name="T18">saw beneath </text:span><text:span text:style-name="T18">the garments </text:span><text:span text:style-name="T18">of the Lord, </text:span><text:span text:style-name="T18">who acts </text:span><text:span text:style-name="T18">wonderfully, </text:span><text:span text:style-name="T18">the evening </text:span><text:span text:style-name="T18">twilight. In </text:span><text:span text:style-name="T18">the Lord's </text:span><text:span text:style-name="T18">private parts </text:span><text:span text:style-name="T18">he saw the </text:span><text:span text:style-name="T18">Prajapatis, </text:span><text:span text:style-name="T18">and in the </text:span><text:span text:style-name="T18">round portion </text:span><text:span text:style-name="T18">of the waist </text:span><text:span text:style-name="T18">he saw </text:span><text:span text:style-name="T18">himself with </text:span><text:span text:style-name="T18">his </text:span><text:span text:style-name="T18">confidential </text:span><text:span text:style-name="T18">associates. In </text:span><text:span text:style-name="T18">the Lord's </text:span><text:span text:style-name="T18">navel he saw </text:span><text:span text:style-name="T18">the sky, on </text:span><text:span text:style-name="T18">the Lord's </text:span><text:span text:style-name="T18">waist he saw </text:span><text:span text:style-name="T18">the seven </text:span><text:span text:style-name="T18">oceans, and </text:span><text:span text:style-name="T18">on the Lord's </text:span><text:span text:style-name="T18">bosom he </text:span><text:span text:style-name="T18">saw all the </text:span><text:span text:style-name="T18">clusters of </text:span><text:span text:style-name="T18">stars. </text:span></text:p>
            <text:p><text:span text:style-name="T19">25-29. My </text:span><text:span text:style-name="T19">dear King, on </text:span><text:span text:style-name="T19">the heart of </text:span><text:span text:style-name="T19">Lord Murari </text:span><text:span text:style-name="T19">he saw </text:span><text:span text:style-name="T19">religion; on </text:span><text:span text:style-name="T19">the chest, </text:span><text:span text:style-name="T19">both pleasing </text:span><text:span text:style-name="T19">words and </text:span><text:span text:style-name="T19">truthfulness; </text:span><text:span text:style-name="T19">in the mind, </text:span><text:span text:style-name="T19">the moon; on </text:span><text:span text:style-name="T19">the bosom, </text:span><text:span text:style-name="T19">the goddess </text:span><text:span text:style-name="T19">of fortune, </text:span><text:span text:style-name="T19">with a lotus </text:span><text:span text:style-name="T19">flower in her </text:span><text:span text:style-name="T19">hand; on the </text:span><text:span text:style-name="T19">neck, all the </text:span><text:span text:style-name="T19">Vedas and all </text:span><text:span text:style-name="T19">sound </text:span><text:span text:style-name="T19">vibrations; </text:span><text:span text:style-name="T19">on the arms, </text:span><text:span text:style-name="T19">all the </text:span><text:span text:style-name="T19">demigods, </text:span><text:span text:style-name="T19">headed by </text:span><text:span text:style-name="T19">King Indra; </text:span><text:span text:style-name="T19">in both ears, </text:span><text:span text:style-name="T19">all the </text:span><text:span text:style-name="T19">directions; on </text:span><text:span text:style-name="T19">the head, the </text:span><text:span text:style-name="T19">upper </text:span><text:span text:style-name="T19">planetary </text:span><text:span text:style-name="T19">systems; on </text:span><text:span text:style-name="T19">the hair, the </text:span><text:span text:style-name="T19">clouds; in the </text:span><text:span text:style-name="T19">nostrils, the </text:span><text:span text:style-name="T19">wind; on the </text:span><text:span text:style-name="T19">eyes, the sun; </text:span><text:span text:style-name="T19">and in the </text:span><text:span text:style-name="T19">mouth, fire. </text:span><text:span text:style-name="T19">From His </text:span><text:span text:style-name="T19">words came </text:span><text:span text:style-name="T19">all the Vedic </text:span><text:span text:style-name="T19">mantras, on </text:span><text:span text:style-name="T19">His tongue </text:span><text:span text:style-name="T19">was the </text:span><text:span text:style-name="T19">demigod of </text:span><text:span text:style-name="T19">water, </text:span><text:span text:style-name="T19">Varunadeva, </text:span><text:span text:style-name="T19">on His </text:span><text:span text:style-name="T19">eyebrows </text:span><text:span text:style-name="T19">were the </text:span><text:span text:style-name="T19">regulative </text:span><text:span text:style-name="T19">principles, </text:span><text:span text:style-name="T19">and on His </text:span><text:span text:style-name="T19">eyelids were </text:span><text:span text:style-name="T19">day and </text:span><text:span text:style-name="T19">night. [When </text:span><text:span text:style-name="T19">His eyes </text:span><text:span text:style-name="T19">were open it </text:span><text:span text:style-name="T19">was daytime, </text:span><text:span text:style-name="T19">and when </text:span><text:span text:style-name="T19">they were </text:span><text:span text:style-name="T19">closed it was </text:span><text:span text:style-name="T19">night.] On </text:span><text:span text:style-name="T19">His forehead </text:span><text:span text:style-name="T19">was anger, </text:span><text:span text:style-name="T19">and on His </text:span><text:span text:style-name="T19">lips was </text:span><text:span text:style-name="T19">greed. O </text:span><text:span text:style-name="T19">King, in His </text:span><text:span text:style-name="T19">touch were </text:span><text:span text:style-name="T19">lusty desires, </text:span><text:span text:style-name="T19">in His semen </text:span><text:span text:style-name="T19">were all the </text:span><text:span text:style-name="T19">waters, on </text:span><text:span text:style-name="T19">His back was </text:span><text:span text:style-name="T19">irreligion, </text:span><text:span text:style-name="T19">and in His </text:span><text:span text:style-name="T19">wonderful </text:span><text:span text:style-name="T19">activities or </text:span><text:span text:style-name="T19">steps was the </text:span><text:span text:style-name="T19">fire of </text:span><text:span text:style-name="T19">sacrifice. On </text:span><text:span text:style-name="T19">His shadow </text:span><text:span text:style-name="T19">was death, in </text:span><text:span text:style-name="T19">His smile </text:span><text:span text:style-name="T19">was the </text:span><text:span text:style-name="T19">illusory </text:span><text:span text:style-name="T19">energy, and </text:span><text:span text:style-name="T19">on the hairs </text:span><text:span text:style-name="T19">of His body </text:span><text:span text:style-name="T19">were all the </text:span><text:span text:style-name="T19">drugs and </text:span><text:span text:style-name="T19">herbs. In His </text:span><text:span text:style-name="T19">veins were </text:span><text:span text:style-name="T19">all the rivers, </text:span><text:span text:style-name="T19">on His nails </text:span><text:span text:style-name="T19">were all the </text:span><text:span text:style-name="T19">stones, in His </text:span><text:span text:style-name="T19">intelligence </text:span><text:span text:style-name="T19">were Lord </text:span><text:span text:style-name="T19">Brahma, the </text:span><text:span text:style-name="T19">demigods </text:span><text:span text:style-name="T19">and the great </text:span><text:span text:style-name="T19">saintly </text:span><text:span text:style-name="T19">persons, and </text:span><text:span text:style-name="T19">throughout </text:span><text:span text:style-name="T19">His entire </text:span><text:span text:style-name="T19">body and </text:span><text:span text:style-name="T19">senses were </text:span><text:span text:style-name="T19">all living </text:span><text:span text:style-name="T19">entities, </text:span><text:span text:style-name="T19">moving and </text:span><text:span text:style-name="T19">stationary. </text:span><text:span text:style-name="T19">Bali </text:span><text:span text:style-name="T19">Maharaja </text:span><text:span text:style-name="T19">thus saw </text:span><text:span text:style-name="T19">everything in </text:span><text:span text:style-name="T19">the gigantic </text:span><text:span text:style-name="T19">body of the </text:span><text:span text:style-name="T19">Lord. </text:span></text:p>
            <text:p><text:span text:style-name="T19">30. O King, </text:span><text:span text:style-name="T19">when all the </text:span><text:span text:style-name="T19">demons, the </text:span><text:span text:style-name="T19">followers of </text:span><text:span text:style-name="T19">Maharaja </text:span><text:span text:style-name="T19">Bali, saw the </text:span><text:span text:style-name="T19">universal </text:span><text:span text:style-name="T19">form of the </text:span><text:span text:style-name="T19">Supreme </text:span><text:span text:style-name="T19">Personality </text:span><text:span text:style-name="T19">of Godhead, </text:span><text:span text:style-name="T19">who held </text:span><text:span text:style-name="T19">everything </text:span><text:span text:style-name="T19">within His </text:span><text:span text:style-name="T19">body, when </text:span><text:span text:style-name="T19">they saw in </text:span><text:span text:style-name="T19">the Lord's </text:span><text:span text:style-name="T19">hand His </text:span><text:span text:style-name="T19">disc, known </text:span><text:span text:style-name="T19">as the </text:span><text:span text:style-name="T19">Sudarsana </text:span><text:span text:style-name="T19">cakra, which </text:span><text:span text:style-name="T19">generates </text:span><text:span text:style-name="T19">intolerable </text:span><text:span text:style-name="T19">heat, and </text:span><text:span text:style-name="T19">when they </text:span><text:span text:style-name="T19">heard the </text:span><text:span text:style-name="T19">tumultuous </text:span><text:span text:style-name="T19">sound of His </text:span><text:span text:style-name="T19">bow, all of </text:span><text:span text:style-name="T19">these caused </text:span><text:span text:style-name="T19">lamentation </text:span><text:span text:style-name="T19">within their </text:span><text:span text:style-name="T19">hearts. </text:span></text:p>
            <text:p><text:span text:style-name="T19">31. The </text:span><text:span text:style-name="T19">Lord's </text:span><text:span text:style-name="T19">conchshell, </text:span><text:span text:style-name="T19">named </text:span><text:span text:style-name="T19">Pancajanya, </text:span><text:span text:style-name="T19">which made </text:span><text:span text:style-name="T19">sounds like </text:span><text:span text:style-name="T19">that of a </text:span><text:span text:style-name="T19">cloud; the </text:span><text:span text:style-name="T19">very forceful </text:span><text:span text:style-name="T19">club named </text:span><text:span text:style-name="T19">Kaumodaki; </text:span><text:span text:style-name="T19">the sword </text:span><text:span text:style-name="T19">named </text:span><text:span text:style-name="T19">Vidyadhara, </text:span><text:span text:style-name="T19">with a shield </text:span><text:span text:style-name="T19">decorated </text:span><text:span text:style-name="T19">with </text:span><text:span text:style-name="T19">hundreds of </text:span><text:span text:style-name="T19">moonlike </text:span><text:span text:style-name="T19">spots; and </text:span><text:span text:style-name="T19">also </text:span><text:span text:style-name="T19">Aksayasayak</text:span><text:span text:style-name="T19">a, the best of </text:span><text:span text:style-name="T19">quivers--all </text:span><text:span text:style-name="T19">of these </text:span><text:span text:style-name="T19">appeared </text:span><text:span text:style-name="T19">together to </text:span><text:span text:style-name="T19">offer prayers </text:span><text:span text:style-name="T19">to the Lord. </text:span></text:p>
            <text:p><text:span text:style-name="T19">32-33. These </text:span><text:span text:style-name="T19">associates, </text:span><text:span text:style-name="T19">headed by </text:span><text:span text:style-name="T19">Sunanda and </text:span><text:span text:style-name="T19">other chief </text:span><text:span text:style-name="T19">associates </text:span><text:span text:style-name="T19">and </text:span><text:span text:style-name="T19">accompanied </text:span><text:span text:style-name="T19">by all the </text:span><text:span text:style-name="T19">predominatin</text:span><text:span text:style-name="T19">g deities of </text:span><text:span text:style-name="T19">the various </text:span><text:span text:style-name="T19">planets, </text:span><text:span text:style-name="T19">offered </text:span><text:span text:style-name="T19">prayers to the </text:span><text:span text:style-name="T19">Lord, who </text:span><text:span text:style-name="T19">wore a </text:span><text:span text:style-name="T19">brilliant </text:span><text:span text:style-name="T19">helmet, </text:span><text:span text:style-name="T19">bracelets, and </text:span><text:span text:style-name="T19">glittering </text:span><text:span text:style-name="T19">earrings that </text:span><text:span text:style-name="T19">resembled </text:span><text:span text:style-name="T19">fish. On the </text:span><text:span text:style-name="T19">Lord's bosom </text:span><text:span text:style-name="T19">were the lock </text:span><text:span text:style-name="T19">of hair called </text:span><text:span text:style-name="T19">Srivatsa and </text:span><text:span text:style-name="T19">the </text:span><text:span text:style-name="T19">transcendenta</text:span><text:span text:style-name="T19">l jewel </text:span><text:span text:style-name="T19">named </text:span><text:span text:style-name="T19">Kaustubha. </text:span><text:span text:style-name="T19">He wore a </text:span><text:span text:style-name="T19">yellow </text:span><text:span text:style-name="T19">garment, </text:span><text:span text:style-name="T19">covered by a </text:span><text:span text:style-name="T19">belt, and He </text:span><text:span text:style-name="T19">was </text:span><text:span text:style-name="T19">decorated by </text:span><text:span text:style-name="T19">a flower </text:span><text:span text:style-name="T19">garland, </text:span><text:span text:style-name="T19">surrounded </text:span><text:span text:style-name="T19">by bees. </text:span><text:span text:style-name="T19">Manifesting </text:span><text:span text:style-name="T19">Himself in </text:span><text:span text:style-name="T19">this way, O </text:span><text:span text:style-name="T19">King, the </text:span><text:span text:style-name="T19">Supreme </text:span><text:span text:style-name="T19">Personality </text:span><text:span text:style-name="T19">of Godhead, </text:span><text:span text:style-name="T19">whose </text:span><text:span text:style-name="T19">activities are </text:span><text:span text:style-name="T19">wonderful, </text:span><text:span text:style-name="T19">covered the </text:span><text:span text:style-name="T19">entire surface </text:span><text:span text:style-name="T19">of the earth </text:span><text:span text:style-name="T19">with one </text:span><text:span text:style-name="T19">footstep, the </text:span></text:p>
            <text:p><text:span text:style-name="T19"><text:s/></text:span><text:span text:style-name="T20"><text:s/></text:span></text:p>
          </table:table-cell>
          <table:table-cell/>
        </table:table-row>
        <table:table-row table:style-name="ro3" table:number-rows-repeated="70">
          <table:table-cell table:number-columns-repeated="4"/>
        </table:table-row>
        <table:table-row table:style-name="ro3">
          <table:table-cell table:number-columns-repeated="4"/>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Times New Roman" svg:font-family="'Times New Roman', '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4">04/14/2013</text:date>, <text:time>20:0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3T18:18:00</meta:creation-date>
    <dc:date>2013-04-14T20:07:39</dc:date>
    <meta:editing-duration>PT10H5M56S</meta:editing-duration>
    <meta:editing-cycles>11</meta:editing-cycles>
    <meta:generator>LibreOffice/3.3$Unix LibreOffice_project/330m18$Build-4</meta:generator>
    <meta:document-statistic meta:table-count="3" meta:cell-count="156" meta:object-count="0"/>
  </office:meta>
</office:document-meta>
</file>